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809b" officeooo:paragraph-rsid="000b809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b809b" officeooo:paragraph-rsid="000b809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8pt" fo:font-weight="normal" officeooo:rsid="000b809b" officeooo:paragraph-rsid="000b809b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8pt" fo:font-weight="normal" officeooo:rsid="000b809b" officeooo:paragraph-rsid="000b809b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8pt" fo:font-weight="normal" officeooo:rsid="000c5bf8" officeooo:paragraph-rsid="000c5bf8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8pt" fo:font-weight="bold" officeooo:rsid="000b809b" officeooo:paragraph-rsid="000b809b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8pt" fo:font-weight="bold" officeooo:rsid="000c5bf8" officeooo:paragraph-rsid="000c5bf8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0b809b"/>
    </style:style>
    <style:style style:name="P9" style:family="paragraph" style:parent-style-name="Standard">
      <style:paragraph-properties fo:text-align="center" style:justify-single-word="false"/>
      <style:text-properties fo:font-size="13pt" fo:font-weight="bold" officeooo:rsid="000b809b" officeooo:paragraph-rsid="000b809b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paragraph-rsid="000c5bf8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c5bf8" officeooo:paragraph-rsid="000c5bf8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9pt" fo:font-weight="bold" officeooo:rsid="000c5bf8" officeooo:paragraph-rsid="000c5bf8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9pt" fo:font-weight="bold" officeooo:rsid="000e5901" officeooo:paragraph-rsid="000e5901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9pt" fo:font-weight="normal" officeooo:rsid="000c5bf8" officeooo:paragraph-rsid="000e5901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9pt" fo:font-weight="normal" officeooo:rsid="000e5901" officeooo:paragraph-rsid="000e5901" style:font-size-asian="9pt" style:font-weight-asian="normal" style:font-size-complex="9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809b" style:font-weight-asian="normal" style:font-weight-complex="normal"/>
    </style:style>
    <style:style style:name="T3" style:family="text">
      <style:text-properties fo:font-weight="bold" officeooo:rsid="000c5bf8" style:font-weight-asian="bold" style:font-weight-complex="bold"/>
    </style:style>
    <style:style style:name="T4" style:family="text">
      <style:text-properties fo:font-weight="bold" officeooo:rsid="000b809b" style:font-weight-asian="bold" style:font-weight-complex="bold"/>
    </style:style>
    <style:style style:name="T5" style:family="text">
      <style:text-properties officeooo:rsid="000c5bf8"/>
    </style:style>
    <style:style style:name="T6" style:family="text">
      <style:text-properties officeooo:rsid="000e59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======================================================================</text:span><text:span text:style-name="T4">DHCP</text:span></text:p>
      <text:p text:style-name="P1"/>
      <text:p text:style-name="P2">DNS:</text:p>
      <text:p text:style-name="P3">IP CONFIGURATION(STATIC):</text:p>
      <text:p text:style-name="P3">192.168.1.9</text:p>
      <text:p text:style-name="P3">255.255.255.0</text:p>
      <text:p text:style-name="P3">192.168.1.2</text:p>
      <text:p text:style-name="P3">192.168.1.9</text:p>
      <text:p text:style-name="P3"/>
      <text:p text:style-name="P8"><text:span text:style-name="T2">DHCP:</text:span></text:p>
      <text:p text:style-name="P3">IP CONFIGURATION(STATIC):</text:p>
      <text:p text:style-name="P3">192.168.1.4</text:p>
      <text:p text:style-name="P3">255.255.255.0</text:p>
      <text:p text:style-name="P3">192.168.1.2 <text:s text:c="3"/></text:p>
      <text:p text:style-name="P3">192.168.1.9</text:p>
      <text:p text:style-name="P3"/>
      <text:p text:style-name="P8"><text:span text:style-name="T2">WEB_SERVER:</text:span></text:p>
      <text:p text:style-name="P3">IP CONFIGURATION(STATIC):</text:p>
      <text:p text:style-name="P3">192.168.1.7</text:p>
      <text:p text:style-name="P3">255.255.255.0</text:p>
      <text:p text:style-name="P3">192.168.1.2</text:p>
      <text:p text:style-name="P3">192.168.1.9</text:p>
      <text:p text:style-name="P3"/>
      <text:p text:style-name="P4"/>
      <text:p text:style-name="P6">dhcp_SERVER:</text:p>
      <text:p text:style-name="P3"/>
      <text:p text:style-name="P6">1.ADD IP POOL:</text:p>
      <text:p text:style-name="P3">POOL1:SERVERPOOLA</text:p>
      <text:p text:style-name="P3">G/W=192.168.1.2</text:p>
      <text:p text:style-name="P3">DNS=192.168.1.9</text:p>
      <text:p text:style-name="P3"/>
      <text:p text:style-name="P3">START=192.168.1.10</text:p>
      <text:p text:style-name="P3">MASK=255.255.255.0</text:p>
      <text:p text:style-name="P3">MAX USER=50</text:p>
      <text:p text:style-name="P3"/>
      <text:p text:style-name="P6">2.ADD IP POOL:</text:p>
      <text:p text:style-name="P3">POOL2:SERVERPOOL</text:p>
      <text:p text:style-name="P3">G/W=192.168.2.2</text:p>
      <text:p text:style-name="P3">DNS=192.168.1.9</text:p>
      <text:p text:style-name="P3"/>
      <text:p text:style-name="P3">START=192.168.2.10</text:p>
      <text:p text:style-name="P3">MASK=255.255.255.0</text:p>
      <text:p text:style-name="P3">MAX USER=50</text:p>
      <text:p text:style-name="P3"/>
      <text:p text:style-name="P3"/>
      <text:p text:style-name="P6">ROUTER:</text:p>
      <text:p text:style-name="P3">RIGHT:</text:p>
      <text:p text:style-name="P3">IP=192.168.1.2</text:p>
      <text:p text:style-name="P3">255.255.255.0</text:p>
      <text:p text:style-name="P3"/>
      <text:p text:style-name="P3">LEFT:</text:p>
      <text:p text:style-name="P3">192.168.2.2</text:p>
      <text:p text:style-name="P3">255.255.255.0</text:p>
      <text:p text:style-name="P3">CLI=</text:p>
      <text:p text:style-name="P3">$config terminal</text:p>
      <text:p text:style-name="P3">$interface gigaethernet 0/0</text:p>
      <text:p text:style-name="P3">$ip helper-address 192.168.1.4</text:p>
      <text:p text:style-name="P3"/>
      <text:p text:style-name="P6">=========================================================================================================</text:p>
      <text:p text:style-name="P6"/>
      <text:p text:style-name="P9"><text:span text:style-name="T5">DYNAMIC-</text:span>NAT</text:p>
      <text:p text:style-name="P3">G/W =192.168.0.100</text:p>
      <text:p text:style-name="P3"/>
      <text:p text:style-name="P3">PC0=192.168.0.1</text:p>
      <text:p text:style-name="P3">255.255.255.0</text:p>
      <text:p text:style-name="P3"/>
      <text:p text:style-name="P3">PC1=192.168.0.2</text:p>
      <text:p text:style-name="P3">255.255.255.0</text:p>
      <text:p text:style-name="P3"/>
      <text:p text:style-name="P3">PC3=192.168.0.3</text:p>
      <text:p text:style-name="P3">255.255.255.0</text:p>
      <text:p text:style-name="P3"/>
      <text:p text:style-name="P3"/>
      <text:p text:style-name="P3"/>
      <text:p text:style-name="P3"><text:soft-page-break/>SERVER=</text:p>
      <text:p text:style-name="P3">200.0.0.1</text:p>
      <text:p text:style-name="P3">255.255.255.0</text:p>
      <text:p text:style-name="P3">200.0.0.100</text:p>
      <text:p text:style-name="P3"/>
      <text:p text:style-name="P3">Define default route @ R1</text:p>
      <text:p text:style-name="P3"/>
      <text:p text:style-name="P3">1.enble</text:p>
      <text:p text:style-name="P3">2.config terminal</text:p>
      <text:p text:style-name="P3">3.ip route 0.0.0.0 <text:s text:c="2"/>0.0.0.0 <text:s text:c="3"/>11.1.1.2</text:p>
      <text:p text:style-name="P3"/>
      <text:p text:style-name="P3"><text:s/>Define default route @ R2</text:p>
      <text:p text:style-name="P3"/>
      <text:p text:style-name="P3">go to config-→ static</text:p>
      <text:p text:style-name="P3"/>
      <text:p text:style-name="P3">n/w=50.0.0.0</text:p>
      <text:p text:style-name="P3">mask=255.0.0.0</text:p>
      <text:p text:style-name="P3">next hop=11.1.1.1</text:p>
      <text:p text:style-name="P3"/>
      <text:p text:style-name="P7">========================================================================================================</text:p>
      <text:p text:style-name="P5"/>
      <text:p text:style-name="P11">NAT</text:p>
      <text:p text:style-name="P12"/>
      <text:p text:style-name="P12">R1:</text:p>
      <text:p text:style-name="P15">ip=192.168.10.1(0/0)</text:p>
      <text:p text:style-name="P15">subnet mask=255.255.255.0</text:p>
      <text:p text:style-name="P14">ip =10.0.0.1<text:span text:style-name="T6">(0/1)</text:span></text:p>
      <text:p text:style-name="P15">subnet mask=255.255.255.252</text:p>
      <text:p text:style-name="P12">cli:</text:p>
      <text:p text:style-name="P12"><text:span text:style-name="T1">$ interface gigaethernet 0/0</text:span></text:p>
      <text:p text:style-name="P12"><text:span text:style-name="T1">$ip nat inside</text:span><text:line-break/><text:span text:style-name="T1">$ ip nat inside source static 192.168.10.10 <text:s text:c="3"/>10.0.0.1</text:span></text:p>
      <text:p text:style-name="P12"><text:span text:style-name="T1">$ interface gigaethernet 0/1</text:span></text:p>
      <text:p text:style-name="P12"><text:span text:style-name="T1">$ip nat outside</text:span></text:p>
      <text:p text:style-name="P12"><text:span text:style-name="T1"/></text:p>
      <text:p text:style-name="P13">R2:</text:p>
      <text:p text:style-name="P13"><text:span text:style-name="T1">ip=10.0.0.2</text:span></text:p>
      <text:p text:style-name="P15">subnet mask=255.255.255.252</text:p>
      <text:p text:style-name="P15"><text:span text:style-name="T1"/></text:p>
      <text:p text:style-name="P13">pc1:</text:p>
      <text:p text:style-name="P13"><text:span text:style-name="T1">ip=192.168.10.10</text:span></text:p>
      <text:p text:style-name="P15">subnet mask=255.255.255.0</text:p>
      <text:p text:style-name="P15">g/w=192.168.10.1</text:p>
      <text:p text:style-name="P13"><text:span text:style-name="T1"/></text:p>
      <text:p text:style-name="P13">pc2:</text:p>
      <text:p text:style-name="P13"><text:span text:style-name="T1">ip=192.168.10.11</text:span></text:p>
      <text:p text:style-name="P15"><text:span text:style-name="T1">subnet mask=255.255.255.0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7T05:42:19.199333279</meta:creation-date>
    <dc:date>2024-01-17T06:14:38.062502621</dc:date>
    <meta:editing-duration>PT9M8S</meta:editing-duration>
    <meta:editing-cycles>1</meta:editing-cycles>
    <meta:document-statistic meta:table-count="0" meta:image-count="0" meta:object-count="0" meta:page-count="2" meta:paragraph-count="89" meta:word-count="145" meta:character-count="1612" meta:non-whitespace-character-count="1543"/>
    <meta:generator>LibreOffice/6.4.7.2$Linux_X86_64 LibreOffice_project/40$Build-2</meta:generator>
  </office:meta>
</office:document-meta>
</file>